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Interpreter.configure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Interpreter.handleContinuation( String id , List params , Redirector redirect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JavaInterpreter.initializ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avaInterpreter.callFunction( String function , List params , Redirector redirector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">
            <text:p text:style-name="Table_20_Contents">5</text:p>
          </table:table-cell>
          <table:table-cell office:value-type="float" office:value="60">
            <text:p text:style-name="Table_20_Contents">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